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1.9cm" svg:x="0.2cm" svg:y="3.8cm">
          <text:p text:style-name="P1"><text:span text:style-name="T1">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2.9cm" svg:y="3.8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5.6cm" svg:y="2.8cm">
          <text:p text:style-name="P1"><text:span text:style-name="T1">ROM</text:span></text:p>
          <text:p text:style-name="P1"><text:span text:style-name="T1">(SRAM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39cm" svg:y1="4.7cm" svg:x2="6.539cm" svg:y2="5.4cm">
          <text:p/>
        </draw:line>
        <draw:line draw:style-name="gr2" draw:text-style-name="P1" draw:layer="layout" svg:x1="3.8cm" svg:y1="5.7cm" svg:x2="3.8cm" svg:y2="6.4cm">
          <text:p/>
        </draw:line>
        <draw:line draw:style-name="gr2" draw:text-style-name="P1" draw:layer="layout" svg:x1="1.2cm" svg:y1="5.7cm" svg:x2="1.2cm" svg:y2="6.4cm">
          <text:p/>
        </draw:line>
        <draw:custom-shape draw:style-name="gr1" draw:text-style-name="P2" draw:layer="layout" svg:width="1.9cm" svg:height="1.9cm" svg:x="5.6cm" svg:y="5.4cm">
          <text:p text:style-name="P1"><text:span text:style-name="T1">U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6.4cm" svg:x2="5.6cm" svg:y2="6.4cm">
          <text:p/>
        </draw:line>
        <draw:line draw:style-name="gr2" draw:text-style-name="P1" draw:layer="layout" svg:x1="7.5cm" svg:y1="6.4cm" svg:x2="11.9cm" svg:y2="6.4cm">
          <text:p/>
        </draw:line>
        <draw:custom-shape draw:style-name="gr1" draw:text-style-name="P2" draw:layer="layout" svg:width="1.9cm" svg:height="1.9cm" svg:x="8.3cm" svg:y="3.8cm">
          <text:p text:style-name="P1"><text:span text:style-name="T1">Bou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1cm" svg:y="3.8cm">
          <text:p text:style-name="P1"><text:span text:style-name="T1">Écra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cm" svg:y1="5.7cm" svg:x2="11.9cm" svg:y2="6.4cm">
          <text:p/>
        </draw:line>
        <draw:line draw:style-name="gr2" draw:text-style-name="P1" draw:layer="layout" svg:x1="9.3cm" svg:y1="5.7cm" svg:x2="9.3cm" svg:y2="6.4cm">
          <text:p/>
        </draw:line>
        <draw:custom-shape draw:style-name="gr1" draw:text-style-name="P2" draw:layer="layout" svg:width="1.9cm" svg:height="1.9cm" svg:x="5.6cm" svg:y="8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7.3cm" svg:x2="6.5cm" svg:y2="8cm">
          <text:p/>
        </draw:line>
        <draw:custom-shape draw:style-name="gr1" draw:text-style-name="P2" draw:layer="layout" svg:width="1.9cm" svg:height="1.9cm" svg:x="5.6cm" svg:y="0.2cm">
          <text:p text:style-name="P1"><text:span text:style-name="T1">ROM</text:span></text:p>
          <text:p text:style-name="P1"><text:span text:style-name="T1">(Flash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39cm" svg:y1="2.1cm" svg:x2="6.539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9:45.65</meta:creation-date>
    <dc:date>2013-06-03T15:47:50.75</dc:date>
    <dc:creator>Johan Berdat</dc:creator>
    <meta:editing-duration>P0D</meta:editing-duration>
    <meta:editing-cycles>3</meta:editing-cycles>
    <meta:generator>LibreOffice/3.6$Windows_x86 LibreOffice_project/2ef5aff-a6fb0ff-166bdff-cf087ad-0f1389</meta:generator>
    <meta:document-statistic meta:object-count="17"/>
  </office:meta>
</office:document-meta>
</file>